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ynchronizedPriorityQueue.is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nchronizedPriorityQueue.insert( final Objec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nchronizedPriorityQueue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nchronizedPriorityQueue.po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nchronizedPriorityQueue.pee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nchronizedPriorityQueue.SynchronizedPriorityQueue( final PriorityQueue priorityQue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nchronizedPriorityQueue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